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 fo:break-before="page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text-align="center" style:justify-single-word="false"/>
      <style:text-properties fo:text-transform="uppercase"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Heading_20_1" style:master-page-name="Standard">
      <style:paragraph-properties fo:text-align="center" style:justify-single-word="false" style:page-number="auto"/>
    </style:style>
    <style:style style:name="P12" style:family="paragraph" style:parent-style-name="Standard">
      <style:paragraph-properties fo:margin-top="0cm" fo:margin-bottom="0cm" loext:contextual-spacing="false" fo:line-height="100%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officeooo:paragraph-rsid="0033cf4e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paragraph-rsid="0035854b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4" style:family="text">
      <style:text-properties style:font-name="Times New Roman" fo:font-size="12pt" fo:font-weight="normal" officeooo:rsid="0033cf4e" style:font-size-asian="12pt" style:font-weight-asian="normal" style:font-name-complex="Times New Roman1" style:font-size-complex="12pt" style:font-weight-complex="normal"/>
    </style:style>
    <style:style style:name="T5" style:family="text">
      <style:text-properties style:font-name="Times New Roman" fo:font-size="12pt" fo:font-weight="normal" officeooo:rsid="0035854b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Times New Roman" fo:font-size="12pt" fo:font-weight="normal" officeooo:rsid="0038091e" style:font-size-asian="12pt" style:font-weight-asian="normal" style:font-name-complex="Times New Roman1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bookmark-start text:name="_Toc492048818"/><text:bookmark-start text:name="__RefHeading___Toc3736_1625992954"/>REFERÊNCIAS<text:bookmark-end text:name="_Toc492048818"/><text:bookmark-end text:name="__RefHeading___Toc3736_1625992954"/></text:h>
      <text:p text:style-name="P8"/>
      <text:p text:style-name="P14"><text:span text:style-name="T6">APACHE </text:span><text:span text:style-name="T3">AIRFLOW. </text:span><text:span text:style-name="Strong_20_Emphasis"><text:span text:style-name="T1">Apache Airflow Documentation</text:span></text:span><text:span text:style-name="T3">. Disponível em: https://airflow.apache.org/docs/apache-airflow/stable/index.html. Acesso em: 23 out. 2021.</text:span></text:p>
      <text:p text:style-name="P14"><text:span text:style-name="T3"/></text:p>
      <text:p text:style-name="P14"><text:span text:style-name="T3">COSTA, M</text:span><text:span text:style-name="T5">arcelo</text:span><text:span text:style-name="T3"> . </text:span><text:span text:style-name="Strong_20_Emphasis"><text:span text:style-name="T1">Pentaho Data Integration - ETL em Software Livre</text:span></text:span><text:span text:style-name="T3">. 2017. Disponível em: https://www.infoq.com/br/articles/pentaho-pdi/. Acesso em: 01 set. 2021.</text:span></text:p>
      <text:p text:style-name="P7"><text:span text:style-name="T3"/></text:p>
      <text:p text:style-name="P7"><text:span text:style-name="T3">EL-SAPPAGH, Shaker H. Ali; HENDAWI, Abdeltawab M. Ahmed; BASTAWISSY, Ali Hamed El. </text:span><text:span text:style-name="T2">A proposed model for data warehouse ETL processes</text:span><text:span text:style-name="T3">. Journal Of King Saud University - Computer And Information Sciences, [S.L.], v. 23, n. 2, p. 91-104, jul. 2011. Elsevier BV. Disponível em: https://www.sciencedirect.com/science/article/pii/S131915781100019X. Acesso em: 27 de maio de 2021.</text:span></text:p>
      <text:p text:style-name="P6"/>
      <text:p text:style-name="P7"><text:span text:style-name="T3">GARCIA, Marco. </text:span><text:span text:style-name="T2">Data Enginner ou Engenheiro de Dados - Conheça mais sobre</text:span><text:span text:style-name="T3">. Disponível em: https://www.cetax.com.br/blog/data-engineer-ou-engenheiro-de-dados/. Acesso em: 24 de maio de 2021.</text:span></text:p>
      <text:p text:style-name="P6"/>
      <text:p text:style-name="P7"><text:span text:style-name="T3">GOUVEIA, Roberta Macêdo Marques; FREITAS, Charles Nicollas Cavalcante. </text:span><text:span text:style-name="T2">Implementação de um Data Warehouse para Análise de Dados Abertos Governamentais da Educação à Distância</text:span><text:span text:style-name="T3">. Revista de Educação Ciência e Tecnologia, Canoas, v. 7, n. 2, 2018. Disponível em: https://periodicos.ifrs.edu.br/index.php/tear/article/view/3037/2112. Acesso em: 25 maio 2021.</text:span></text:p>
      <text:p text:style-name="P6"/>
      <text:p text:style-name="P7"><text:span text:style-name="T3">HITACHI VANTARA. 2021. Disponível em: https://community.hitachivantara.com/s/. Acesso em: 01 set. 2021.</text:span></text:p>
      <text:p text:style-name="P7"><text:span text:style-name="T3"/></text:p>
      <text:p text:style-name="P7"><text:span text:style-name="T3">IEEE. </text:span><text:span text:style-name="Strong_20_Emphasis"><text:span text:style-name="T1">Top Programming Languages 2021</text:span></text:span><text:span text:style-name="T3">. 2021. Disponível em: https://spectrum.ieee.org/top-programming-languages/. Acesso em: 20 out. 2021.</text:span></text:p>
      <text:p text:style-name="P7"><text:span text:style-name="T3"/></text:p>
      <text:p text:style-name="P7"><text:span text:style-name="T3">LIRA FILHO, Hermanny Alexandre dos Santos. </text:span><text:span text:style-name="T2">Análise comparativa das Ferramentas de ETL – Kettle e Talend</text:span><text:span text:style-name="T3">. 2013. 79 f. TCC (Graduação) - Curso de Bacharelado em Sistemas de Informação, Universidade Federal da Paraíba, Rio Tinto, 2013. Disponível em: https://repositorio.ufpb.br/jspui/handle/123456789/17132?locale=pt_BR. Acesso em: 29 maio de 2021.</text:span></text:p>
      <text:p text:style-name="P6"/>
      <text:p text:style-name="P7"><text:span text:style-name="T3">MICROSOFT. </text:span><text:span text:style-name="T2">Visão geral dos cubos OLAP do Service Manager para análise avançada</text:span><text:span text:style-name="T3">. 2018. Disponível em: https://docs.microsoft.com/pt-br/system-center/scsm/olap-cubes-overview?view=sc-sm-2019. Acesso em: 30 maio de 2021.</text:span></text:p>
      <text:p text:style-name="P7"><text:span text:style-name="T3"/></text:p>
      <text:p text:style-name="P13"><text:span text:style-name="T3">PESSOTTI DA ROCH</text:span><text:span text:style-name="T4">A </text:span><text:span text:style-name="T3">MAGDALENO, Rafael. </text:span><text:span text:style-name="Strong_20_Emphasis"><text:span text:style-name="T1">Analisando o Pentaho como Ferramenta de BI</text:span></text:span><text:span text:style-name="T3">. 2015. </text:span><text:span text:style-name="T4">5</text:span><text:span text:style-name="T3">5 f. TCC (Graduação) - Curso de Bacharelado em Sistemas de Informação, Centro Universitário Eurípides de Marília, Marília, 2015. Disponível em: https://aberto.univem.edu.br/bitstream/handle/11077/1383/Analisando%20o%20Pentaho%20como%20ferramenta%20de%20BI.pdf?sequence=1&amp;isAllowed=y. Acesso em: 15 set. 2021.</text:span></text:p>
      <text:p text:style-name="P6"/>
      <text:p text:style-name="P6">PYTHON.ORG. <text:span text:style-name="Strong_20_Emphasis">Site Oficial</text:span>. Disponível em: https://python.org.br/. Acesso em: 12 out. 2021</text:p>
      <text:p text:style-name="P6"><text:soft-page-break/></text:p>
      <text:p text:style-name="P7"><text:span text:style-name="T3">RAMPAZO, Paolo. </text:span><text:span text:style-name="Strong_20_Emphasis"><text:span text:style-name="T1">Apache Airflow: conceitos iniciais</text:span></text:span><text:span text:style-name="T3">. 2021. Disponível em: https://medium.com/datarisk-io/apache-airflow-conceitos-iniciais-e09c0dd18141. Acesso em: 23 out. 2021.</text:span></text:p>
      <text:p text:style-name="P7"><text:span text:style-name="T3"/></text:p>
      <text:p text:style-name="P7"><text:span text:style-name="T3">RASLAN, Daniela Andrade; CALAZANS, Angélica Toffano Seidel. </text:span><text:span text:style-name="T2">Data Warehouse: conceitos e aplicações</text:span><text:span text:style-name="T3">. Universitas: Gestão e TI, Brasília, ago. 2014. Centro de Ensino Unificado de Brasília. Disponível em: https://www.researchgate.net/publication/287517542. Acesso em: 25 de maio 2021.</text:span></text:p>
      <text:p text:style-name="P6"/>
      <text:p text:style-name="P7"><text:span text:style-name="T3">SAS.</text:span><text:span text:style-name="T2"> ETL: o que é e qual sua importância?</text:span><text:span text:style-name="T3">. [20--]. Disponível em: https://www.sas.com/pt_br/insights/data-management/o-que-e-etl.html. Acesso em: 30 maio 2021.</text:span></text:p>
      <text:p text:style-name="P6"/>
      <text:p text:style-name="P7"><text:span text:style-name="T3">SENE, Allan. </text:span><text:span text:style-name="T2">O que faz um Engenheiro de Dados?</text:span><text:span text:style-name="T3">. 2018. Disponível em: https://medium.com/data-hackers/o-que-faz-um-engenheiro-de-dados-fdcb0bca966b. Acesso em: 25 de maio 2021.</text:span></text:p>
      <text:p text:style-name="P6"/>
      <text:p text:style-name="P7"><text:span text:style-name="T3">TAMIR, Mike; MILLER, Steven; GAGLIARDI, Alessandro.</text:span><text:span text:style-name="T2"> The Data Engineer</text:span><text:span text:style-name="T3">. Ssrn Electronic Journal, [S.L.], 2015. Elsevier BV. Disponível em: https://papers.ssrn.com/sol3/papers.cfm?abstract_id=2762013. Acesso em: 29 maio 2021.</text:span></text:p>
      <text:p text:style-name="P6"/>
      <text:p text:style-name="P7"><text:span text:style-name="T3">WHITE, Sarah K.. </text:span><text:span text:style-name="T2">O que é e o que faz um engenheiro de dados?</text:span><text:span text:style-name="T3">.</text:span><text:span text:style-name="T2"> </text:span><text:span text:style-name="T3">2018. Disponível em: https://cio.com.br/tendencias/o-que-e-e-o-que-faz-um-engenheiro-de-dados/. Acesso em: 24 de maio 2021.</text:span></text:p>
      <text:p text:style-name="P5"/>
      <text:p text:style-name="P4"/>
      <text:p text:style-name="P8"/>
      <text:p text:style-name="P9"/>
      <text:p text:style-name="P9"/>
      <text:p text:style-name="P10"/>
      <text:h text:style-name="P3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pt" fo:country="BR" style:letter-kerning="fals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line-height="150%" fo:keep-together="always" fo:keep-with-next="always"/>
      <style:text-properties fo:text-transform="uppercase" style:font-name="Times New Roman" fo:font-family="'Times New Roman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Text_20_body" style:next-style-name="Text_20_body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text-transform="uppercase"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loext:contextual-spacing="false" fo:line-height="150%" fo:keep-together="always" fo:keep-with-next="always"/>
      <style:text-properties style:font-name="Times New Roman" fo:font-family="'Times New Roman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>
        <style:tab-stops>
          <style:tab-stop style:position="15.983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751cm" fo:margin-right="0cm" fo:margin-top="0cm" fo:margin-bottom="0.176cm" loext:contextual-spacing="false" fo:text-indent="-0.751cm" style:auto-text-indent="false">
        <style:tab-stops>
          <style:tab-stop style:position="15.983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>
        <style:tab-stops>
          <style:tab-stop style:position="15.983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Corpo_20_de_20_texto_20_ok" style:display-name="Corpo de texto ok" style:family="paragraph" style:parent-style-name="Standard" style:default-outline-level="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loext:contextual-spacing="false" fo:line-height="108%"/>
      <style:text-properties fo:font-variant="normal" fo:text-transform="none" fo:color="#365f91" style:font-name="Cambria" fo:font-family="Cambria" style:font-family-generic="roman" style:font-pitch="variable" fo:font-size="16pt" fo:font-weight="normal" style:font-size-asian="16pt" style:language-asian="pt" style:country-asian="BR" style:font-weight-asian="normal" style:font-size-complex="16pt" style:font-weight-complex="normal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default-outline-level="" style:class="extra"/>
    <style:style style:name="Subtitle" style:family="paragraph" style:parent-style-name="Heading" style:next-style-name="Text_20_body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ítulo_20_1_20_Char" style:display-name="Título 1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ítulo_20_2_20_Char" style:display-name="Título 2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3pt" style:font-weight-complex="bold"/>
    </style:style>
    <style:style style:name="Título_20_3_20_Char" style:display-name="Título 3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weight-complex="bold"/>
    </style:style>
    <style:style style:name="Corpo_20_de_20_texto_20_ok_20_Char" style:display-name="Corpo de texto ok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exto_20_de_20_balão_20_Char" style:display-name="Texto de balão Char" style:family="text" style:parent-style-name="Default_20_Paragraph_20_Font"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/>
        <text:p text:style-name="MP2"/>
      </style:header>
    </style:master-page>
    <style:master-page style:name="Converted2" style:page-layout-name="Mpm2">
      <style:header>
        <text:p text:style-name="MP1"/>
        <text:p text:style-name="MP2"/>
      </style:header>
    </style:master-page>
    <style:master-page style:name="Converted3" style:page-layout-name="Mpm2">
      <style:header>
        <text:p text:style-name="MP1"/>
        <text:p text:style-name="MP2"/>
      </style:header>
    </style:master-page>
    <style:master-page style:name="Converted4" style:page-layout-name="Mpm2">
      <style:header>
        <text:p text:style-name="MP1"/>
        <text:p text:style-name="MP2"/>
      </style:header>
    </style:master-page>
    <style:master-page style:name="Converted5" style:page-layout-name="Mpm2">
      <style:header>
        <text:p text:style-name="MP1"><text:page-number text:select-page="current">0</text:page-number></text:p>
        <text:p text:style-name="Header"/>
      </style:header>
    </style:master-page>
    <style:master-page style:name="Converted6" style:page-layout-name="Mpm3" style:next-style-name="Converted4"/>
    <style:master-page style:name="Converted7" style:page-layout-name="Mpm1" style:next-style-name="Converted5"/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9-27T21:55:00</meta:creation-date>
    <meta:initial-creator>Rosana da Silva Gomes</meta:initial-creator>
    <dc:language>pt-BR</dc:language>
    <meta:print-date>2017-08-30T20:57:00</meta:print-date>
    <dc:date>2021-10-24T23:06:21.971439886</dc:date>
    <meta:editing-cycles>52</meta:editing-cycles>
    <meta:editing-duration>PT4H58M45S</meta:editing-duration>
    <meta:generator>LibreOffice/6.4.7.2$Linux_X86_64 LibreOffice_project/40$Build-2</meta:generator>
    <meta:document-statistic meta:table-count="0" meta:image-count="0" meta:object-count="0" meta:page-count="3" meta:paragraph-count="19" meta:word-count="428" meta:character-count="3723" meta:non-whitespace-character-count="3314"/>
    <meta:user-defined meta:name="AppVersion">16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